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cm" svg:height="2cm" svg:x="24cm" svg:y="7cm">
          <text:p text:style-name="P1">Estadi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cm" svg:x="24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24cm" svg:y="15cm">
          <text:p text:style-name="P1">Provinc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6cm" svg:x="24.3cm" svg:y="11.2cm">
          <text:p text:style-name="P1">Localida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8cm" svg:y="7cm">
          <text:p text:style-name="P1">Partid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8cm" svg:y="3cm">
          <text:p text:style-name="P1">Arbitr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7cm" svg:y="7cm">
          <text:p text:style-name="P1">Equip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8cm" svg:y="11cm">
          <text:p text:style-name="P1">Rond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7cm" svg:y="3cm">
          <text:p text:style-name="P1">Grup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cm" svg:x="7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9cm" svg:y="15cm">
          <text:p text:style-name="P1">Jugad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5cm" svg:y="15cm">
          <text:p text:style-name="P1">D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4cm" svg:y="15cm">
          <text:p text:style-name="P1">Posic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6cm" svg:x="7.3cm" svg:y="11.2cm">
          <text:p text:style-name="P1">Person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2.5cm" svg:y="11cm">
          <text:p text:style-name="P1">Tipo_Do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cm" svg:x="8cm" svg:y="5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cm" svg:height="0.8cm" svg:x="19cm" svg:y="5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cm" svg:height="0.8cm" svg:x="22.1cm" svg:y="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cm" svg:height="0.8cm" svg:x="25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cm" svg:height="0.8cm" svg:x="25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cm" svg:height="0.8cm" svg:x="12.5cm" svg:y="15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cm" svg:height="0.8cm" svg:x="10.7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cm" svg:height="0.8cm" svg:x="13.5cm" svg:y="6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cm" svg:height="0.8cm" svg:x="13.5cm" svg:y="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8.5cm" svg:y1="5cm" svg:x2="8.5cm" svg:y2="7cm">
          <text:p/>
        </draw:line>
        <draw:line draw:style-name="gr4" draw:text-style-name="P1" draw:layer="layout" svg:x1="19.48cm" svg:y1="5.06cm" svg:x2="19.48cm" svg:y2="7.06cm">
          <text:p/>
        </draw:line>
        <draw:line draw:style-name="gr4" draw:text-style-name="P1" draw:layer="layout" svg:x1="25.46cm" svg:y1="8.939cm" svg:x2="25.46cm" svg:y2="10.939cm">
          <text:p/>
        </draw:line>
        <draw:line draw:style-name="gr4" draw:text-style-name="P1" draw:layer="layout" svg:x1="25.5cm" svg:y1="13cm" svg:x2="25.5cm" svg:y2="15cm">
          <text:p/>
        </draw:line>
        <draw:line draw:style-name="gr4" draw:text-style-name="P1" draw:layer="layout" svg:x1="19.5cm" svg:y1="8.959cm" svg:x2="19.5cm" svg:y2="10.959cm">
          <text:p/>
        </draw:line>
        <draw:custom-shape draw:style-name="gr3" draw:text-style-name="P1" draw:layer="layout" svg:width="1cm" svg:height="0.8cm" svg:x="19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9.9cm" svg:y1="7cm" svg:x2="18cm" svg:y2="7cm">
          <text:p/>
        </draw:line>
        <draw:line draw:style-name="gr4" draw:text-style-name="P1" draw:layer="layout" svg:x1="9.9cm" svg:y1="9cm" svg:x2="18cm" svg:y2="9cm">
          <text:p/>
        </draw:line>
        <draw:line draw:style-name="gr4" draw:text-style-name="P1" draw:layer="layout" svg:x1="10cm" svg:y1="11.9cm" svg:x2="12.5cm" svg:y2="11.9cm">
          <text:p/>
        </draw:line>
        <draw:custom-shape draw:style-name="gr3" draw:text-style-name="P1" draw:layer="layout" svg:width="1cm" svg:height="0.8cm" svg:x="8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8.5cm" svg:y1="9cm" svg:x2="8.5cm" svg:y2="11cm">
          <text:p/>
        </draw:line>
        <draw:line draw:style-name="gr4" draw:text-style-name="P1" draw:layer="layout" svg:x1="12cm" svg:y1="16.02cm" svg:x2="14cm" svg:y2="16cm">
          <text:p/>
        </draw:line>
        <draw:line draw:style-name="gr4" draw:text-style-name="P1" draw:layer="layout" svg:x1="21cm" svg:y1="7.999cm" svg:x2="24cm" svg:y2="8cm">
          <text:p/>
        </draw:line>
        <draw:line draw:style-name="gr4" draw:text-style-name="P1" draw:layer="layout" svg:x1="6cm" svg:y1="14cm" svg:x2="11cm" svg:y2="14cm">
          <text:p/>
        </draw:line>
        <draw:line draw:style-name="gr4" draw:text-style-name="P1" draw:layer="layout" svg:x1="6cm" svg:y1="14cm" svg:x2="6cm" svg:y2="15cm">
          <text:p/>
        </draw:line>
        <draw:line draw:style-name="gr4" draw:text-style-name="P1" draw:layer="layout" svg:x1="11cm" svg:y1="14cm" svg:x2="11cm" svg:y2="15cm">
          <text:p/>
        </draw:line>
        <draw:line draw:style-name="gr4" draw:text-style-name="P1" draw:layer="layout" svg:x1="8.3cm" svg:y1="13cm" svg:x2="8.3cm" svg:y2="14cm">
          <text:p/>
        </draw:line>
        <draw:line draw:style-name="gr4" draw:text-style-name="P1" draw:layer="layout" svg:x1="8.7cm" svg:y1="13cm" svg:x2="8.7cm" svg:y2="14cm">
          <text:p/>
        </draw:line>
        <draw:custom-shape draw:style-name="gr5" draw:text-style-name="P1" draw:layer="layout" svg:width="1.2cm" svg:height="3.2cm" draw:transform="rotate (1.5707963267949) translate (6.8cm 14.5cm)">
          <text:p/>
          <draw:enhanced-geometry svg:viewBox="0 0 21600 21600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4" draw:text-style-name="P1" draw:layer="layout" svg:x1="10cm" svg:y1="12.2cm" svg:x2="10.7cm" svg:y2="12.2cm">
          <text:p/>
        </draw:line>
        <draw:line draw:style-name="gr4" draw:text-style-name="P1" draw:layer="layout" svg:x1="10.7cm" svg:y1="12.2cm" svg:x2="11.1cm" svg:y2="12.7cm">
          <text:p/>
        </draw:line>
        <draw:line draw:style-name="gr4" draw:text-style-name="P1" draw:layer="layout" svg:x1="11.1cm" svg:y1="12.7cm" svg:x2="11.6cm" svg:y2="12.3cm">
          <text:p/>
        </draw:line>
        <draw:line draw:style-name="gr4" draw:text-style-name="P1" draw:layer="layout" svg:x1="10cm" svg:y1="11.661cm" svg:x2="10.7cm" svg:y2="11.661cm">
          <text:p/>
        </draw:line>
        <draw:line draw:style-name="gr4" draw:text-style-name="P1" draw:layer="layout" svg:x1="10.6cm" svg:y1="11.7cm" svg:x2="11.3cm" svg:y2="11.2cm">
          <text:p/>
        </draw:line>
        <draw:line draw:style-name="gr4" draw:text-style-name="P1" draw:layer="layout" svg:x1="11.3cm" svg:y1="11.2cm" svg:x2="11.7cm" svg:y2="11.6cm">
          <text:p/>
        </draw:line>
        <draw:line draw:style-name="gr4" draw:text-style-name="P1" draw:layer="layout" svg:x1="25cm" svg:y1="14.3cm" svg:x2="24.6cm" svg:y2="13.9cm">
          <text:p/>
        </draw:line>
        <draw:line draw:style-name="gr4" draw:text-style-name="P1" draw:layer="layout" svg:x1="26cm" svg:y1="14.4cm" svg:x2="26.5cm" svg:y2="14cm">
          <text:p/>
        </draw:line>
        <draw:line draw:style-name="gr4" draw:text-style-name="P1" draw:layer="layout" svg:x1="24.6cm" svg:y1="13.9cm" svg:x2="25.1cm" svg:y2="13.5cm">
          <text:p/>
        </draw:line>
        <draw:line draw:style-name="gr4" draw:text-style-name="P1" draw:layer="layout" svg:x1="26.5cm" svg:y1="14cm" svg:x2="25.9cm" svg:y2="13.6cm">
          <text:p/>
        </draw:line>
        <draw:line draw:style-name="gr4" draw:text-style-name="P1" draw:layer="layout" svg:x1="25.1cm" svg:y1="13.5cm" svg:x2="25.1cm" svg:y2="13cm">
          <text:p/>
        </draw:line>
        <draw:line draw:style-name="gr4" draw:text-style-name="P1" draw:layer="layout" svg:x1="25.9cm" svg:y1="13.6cm" svg:x2="25.9cm" svg:y2="13cm">
          <text:p/>
        </draw:line>
        <draw:line draw:style-name="gr4" draw:text-style-name="P1" draw:layer="layout" svg:x1="25.1cm" svg:y1="13.5cm" svg:x2="25.1cm" svg:y2="13cm">
          <text:p/>
        </draw:line>
        <draw:frame draw:style-name="gr6" draw:text-style-name="P2" draw:layer="layout" svg:width="0.502cm" svg:height="1.195cm" svg:x="7.2cm" svg:y="5.3cm">
          <draw:text-box>
            <text:p/>
          </draw:text-box>
        </draw:frame>
        <draw:frame draw:style-name="gr6" draw:text-style-name="P3" draw:layer="layout" svg:width="0.502cm" svg:height="1.195cm" svg:x="7.9cm" svg:y="5.2cm">
          <draw:text-box>
            <text:p/>
          </draw:text-box>
        </draw:frame>
        <draw:frame draw:style-name="gr7" draw:text-style-name="P4" draw:layer="layout" svg:width="0.718cm" svg:height="0.692cm" svg:x="8.7cm" svg:y="5.008cm">
          <draw:text-box>
            <text:p><text:span text:style-name="T1">1</text:span></text:p>
          </draw:text-box>
        </draw:frame>
        <draw:frame draw:style-name="gr7" draw:text-style-name="P4" draw:layer="layout" svg:width="0.781cm" svg:height="0.692cm" svg:x="8.7cm" svg:y="6.3cm">
          <draw:text-box>
            <text:p><text:span text:style-name="T1">N</text:span></text:p>
          </draw:text-box>
        </draw:frame>
        <draw:frame draw:style-name="gr7" draw:text-style-name="P4" draw:layer="layout" svg:width="0.781cm" svg:height="0.692cm" svg:x="19.619cm" svg:y="6.4cm">
          <draw:text-box>
            <text:p><text:span text:style-name="T1">N</text:span></text:p>
          </draw:text-box>
        </draw:frame>
        <draw:frame draw:style-name="gr7" draw:text-style-name="P4" draw:layer="layout" svg:width="0.781cm" svg:height="0.692cm" svg:x="25.5cm" svg:y="9.008cm">
          <draw:text-box>
            <text:p><text:span text:style-name="T1">N</text:span></text:p>
          </draw:text-box>
        </draw:frame>
        <draw:frame draw:style-name="gr7" draw:text-style-name="P4" draw:layer="layout" svg:width="0.718cm" svg:height="0.692cm" svg:x="25.519cm" svg:y="10.3cm">
          <draw:text-box>
            <text:p><text:span text:style-name="T1">1</text:span></text:p>
          </draw:text-box>
        </draw:frame>
        <draw:frame draw:style-name="gr7" draw:text-style-name="P4" draw:layer="layout" svg:width="0.781cm" svg:height="0.692cm" svg:x="25.9cm" svg:y="13cm">
          <draw:text-box>
            <text:p><text:span text:style-name="T1">N</text:span></text:p>
          </draw:text-box>
        </draw:frame>
        <draw:frame draw:style-name="gr7" draw:text-style-name="P4" draw:layer="layout" svg:width="0.718cm" svg:height="0.692cm" svg:x="25.919cm" svg:y="14.3cm">
          <draw:text-box>
            <text:p><text:span text:style-name="T1">1</text:span></text:p>
          </draw:text-box>
        </draw:frame>
        <draw:frame draw:style-name="gr7" draw:text-style-name="P4" draw:layer="layout" svg:width="0.781cm" svg:height="0.692cm" svg:x="21.019cm" svg:y="7.308cm">
          <draw:text-box>
            <text:p><text:span text:style-name="T1">N</text:span></text:p>
          </draw:text-box>
        </draw:frame>
        <draw:frame draw:style-name="gr7" draw:text-style-name="P4" draw:layer="layout" svg:width="0.718cm" svg:height="0.692cm" svg:x="23.2cm" svg:y="7.308cm">
          <draw:text-box>
            <text:p><text:span text:style-name="T1">1</text:span></text:p>
          </draw:text-box>
        </draw:frame>
        <draw:frame draw:style-name="gr7" draw:text-style-name="P4" draw:layer="layout" svg:width="0.781cm" svg:height="0.692cm" svg:x="19.519cm" svg:y="9cm">
          <draw:text-box>
            <text:p><text:span text:style-name="T1">N</text:span></text:p>
          </draw:text-box>
        </draw:frame>
        <draw:frame draw:style-name="gr7" draw:text-style-name="P4" draw:layer="layout" svg:width="0.718cm" svg:height="0.692cm" svg:x="19.519cm" svg:y="10.308cm">
          <draw:text-box>
            <text:p><text:span text:style-name="T1">1</text:span></text:p>
          </draw:text-box>
        </draw:frame>
        <draw:frame draw:style-name="gr7" draw:text-style-name="P4" draw:layer="layout" svg:width="0.718cm" svg:height="0.692cm" svg:x="10cm" svg:y="7cm">
          <draw:text-box>
            <text:p><text:span text:style-name="T1">1</text:span></text:p>
          </draw:text-box>
        </draw:frame>
        <draw:frame draw:style-name="gr7" draw:text-style-name="P4" draw:layer="layout" svg:width="0.718cm" svg:height="0.692cm" svg:x="10cm" svg:y="8.308cm">
          <draw:text-box>
            <text:p><text:span text:style-name="T1">1</text:span></text:p>
          </draw:text-box>
        </draw:frame>
        <draw:frame draw:style-name="gr7" draw:text-style-name="P4" draw:layer="layout" svg:width="0.781cm" svg:height="0.692cm" svg:x="17.219cm" svg:y="7.008cm">
          <draw:text-box>
            <text:p><text:span text:style-name="T1">N</text:span></text:p>
          </draw:text-box>
        </draw:frame>
        <draw:frame draw:style-name="gr7" draw:text-style-name="P4" draw:layer="layout" svg:width="0.781cm" svg:height="0.692cm" svg:x="17.2cm" svg:y="8.3cm">
          <draw:text-box>
            <text:p><text:span text:style-name="T1">N</text:span></text:p>
          </draw:text-box>
        </draw:frame>
        <draw:frame draw:style-name="gr7" draw:text-style-name="P4" draw:layer="layout" svg:width="0.718cm" svg:height="0.692cm" svg:x="8.5cm" svg:y="9.008cm">
          <draw:text-box>
            <text:p><text:span text:style-name="T1">1</text:span></text:p>
          </draw:text-box>
        </draw:frame>
        <draw:frame draw:style-name="gr7" draw:text-style-name="P4" draw:layer="layout" svg:width="0.781cm" svg:height="0.692cm" svg:x="8.5cm" svg:y="10.3cm">
          <draw:text-box>
            <text:p><text:span text:style-name="T1">N</text:span></text:p>
          </draw:text-box>
        </draw:frame>
        <draw:frame draw:style-name="gr7" draw:text-style-name="P4" draw:layer="layout" svg:width="0.781cm" svg:height="0.692cm" svg:x="10.019cm" svg:y="11cm">
          <draw:text-box>
            <text:p><text:span text:style-name="T1">N</text:span></text:p>
          </draw:text-box>
        </draw:frame>
        <draw:frame draw:style-name="gr7" draw:text-style-name="P4" draw:layer="layout" svg:width="0.718cm" svg:height="0.692cm" svg:x="11.7cm" svg:y="11.008cm">
          <draw:text-box>
            <text:p><text:span text:style-name="T1">1</text:span></text:p>
          </draw:text-box>
        </draw:frame>
        <draw:frame draw:style-name="gr7" draw:text-style-name="P4" draw:layer="layout" svg:width="0.781cm" svg:height="0.692cm" svg:x="11.86cm" svg:y="15.273cm">
          <draw:text-box>
            <text:p><text:span text:style-name="T1">N</text:span></text:p>
          </draw:text-box>
        </draw:frame>
        <draw:frame draw:style-name="gr7" draw:text-style-name="P4" draw:layer="layout" svg:width="0.718cm" svg:height="0.692cm" svg:x="13.382cm" svg:y="15.3cm">
          <draw:text-box>
            <text:p><text:span text:style-name="T1">1</text:span></text:p>
          </draw:text-box>
        </draw:frame>
        <draw:frame draw:style-name="gr7" draw:text-style-name="P4" draw:layer="layout" svg:width="1.717cm" svg:height="0.692cm" svg:x="12.2cm" svg:y="16.7cm">
          <draw:text-box>
            <text:p><text:span text:style-name="T1">(Tiene)</text:span></text:p>
          </draw:text-box>
        </draw:frame>
        <draw:frame draw:style-name="gr7" draw:text-style-name="P4" draw:layer="layout" svg:width="1.865cm" svg:height="0.692cm" svg:x="10.383cm" svg:y="12.8cm">
          <draw:text-box>
            <text:p><text:span text:style-name="T1">(Posee)</text:span></text:p>
          </draw:text-box>
        </draw:frame>
        <draw:frame draw:style-name="gr7" draw:text-style-name="P4" draw:layer="layout" svg:width="3.427cm" svg:height="0.692cm" svg:x="8.835cm" svg:y="9.608cm">
          <draw:text-box>
            <text:p><text:span text:style-name="T1">(Compuesto por)</text:span></text:p>
          </draw:text-box>
        </draw:frame>
        <draw:frame draw:style-name="gr7" draw:text-style-name="P4" draw:layer="layout" svg:width="2.538cm" svg:height="0.692cm" svg:x="8.8cm" svg:y="5.6cm">
          <draw:text-box>
            <text:p><text:span text:style-name="T1">(Pertenece)</text:span></text:p>
          </draw:text-box>
        </draw:frame>
        <draw:frame draw:style-name="gr7" draw:text-style-name="P4" draw:layer="layout" svg:width="1.823cm" svg:height="0.692cm" svg:x="11.8cm" svg:y="7cm">
          <draw:text-box>
            <text:p><text:span text:style-name="T1">(Juega)</text:span></text:p>
          </draw:text-box>
        </draw:frame>
        <draw:frame draw:style-name="gr7" draw:text-style-name="P4" draw:layer="layout" svg:width="1.823cm" svg:height="0.692cm" svg:x="14.177cm" svg:y="8.1cm">
          <draw:text-box>
            <text:p><text:span text:style-name="T1">(Juega)</text:span></text:p>
          </draw:text-box>
        </draw:frame>
        <draw:frame draw:style-name="gr7" draw:text-style-name="P4" draw:layer="layout" svg:width="3.012cm" svg:height="0.692cm" svg:x="16.188cm" svg:y="9.6cm">
          <draw:text-box>
            <text:p><text:span text:style-name="T1">(Corresponde)</text:span></text:p>
          </draw:text-box>
        </draw:frame>
        <draw:frame draw:style-name="gr7" draw:text-style-name="P4" draw:layer="layout" svg:width="1.776cm" svg:height="0.692cm" svg:x="19.762cm" svg:y="5.608cm">
          <draw:text-box>
            <text:p><text:span text:style-name="T1">(Dirige)</text:span></text:p>
          </draw:text-box>
        </draw:frame>
        <draw:frame draw:style-name="gr7" draw:text-style-name="P4" draw:layer="layout" svg:width="0.781cm" svg:height="0.692cm" svg:x="19.6cm" svg:y="5.008cm">
          <draw:text-box>
            <text:p><text:span text:style-name="T1">N</text:span></text:p>
          </draw:text-box>
        </draw:frame>
        <draw:frame draw:style-name="gr7" draw:text-style-name="P4" draw:layer="layout" svg:width="2.839cm" svg:height="0.692cm" svg:x="21.118cm" svg:y="8.4cm">
          <draw:text-box>
            <text:p><text:span text:style-name="T1">(Se juega en)</text:span></text:p>
          </draw:text-box>
        </draw:frame>
        <draw:frame draw:style-name="gr7" draw:text-style-name="P4" draw:layer="layout" svg:width="2.729cm" svg:height="0.692cm" svg:x="25.861cm" svg:y="9.608cm">
          <draw:text-box>
            <text:p><text:span text:style-name="T1">(Ubicado en)</text:span></text:p>
          </draw:text-box>
        </draw:frame>
        <draw:custom-shape draw:style-name="gr1" draw:text-style-name="P5" draw:layer="layout" svg:width="3cm" svg:height="1.1cm" svg:x="8.4cm" svg:y="1.4cm">
          <text:p text:style-name="P1"><text:span text:style-name="T2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.2cm" svg:height="1.1cm" svg:x="18cm" svg:y="13.5cm">
          <text:p text:style-name="P1"><text:span text:style-name="T2">c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3.6cm" svg:height="1.1cm" svg:x="20.5cm" svg:y="13.7cm">
          <text:p text:style-name="P1"><text:span text:style-name="T3">descrip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.2cm" svg:height="1.1cm" svg:x="26.3cm" svg:y="5.3cm">
          <text:p text:style-name="P1"><text:span text:style-name="T2">c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3cm" svg:height="1.1cm" svg:x="23.4cm" svg:y="4.4cm">
          <text:p text:style-name="P1"><text:span text:style-name="T3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3cm" svg:height="1.1cm" svg:x="25.2cm" svg:y="17.9cm">
          <text:p text:style-name="P1"><text:span text:style-name="T3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cm" svg:height="1.1cm" svg:x="21.6cm" svg:y="17.8cm">
          <text:p text:style-name="P1"><text:span text:style-name="T2">cod_pro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3cm" svg:height="1.1cm" svg:x="21.1cm" svg:y="9.8cm">
          <text:p text:style-name="P1"><text:span text:style-name="T3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2.3cm" svg:height="1.1cm" svg:x="21.4cm" svg:y="11.3cm">
          <text:p text:style-name="P1"><text:span text:style-name="T4">cod_l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3cm" svg:height="1.1cm" svg:x="20.2cm" svg:y="1.4cm">
          <text:p text:style-name="P1"><text:span text:style-name="T3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.2cm" svg:height="1.1cm" svg:x="17.4cm" svg:y="1.3cm">
          <text:p text:style-name="P1"><text:span text:style-name="T2">n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.2cm" svg:height="1.1cm" svg:x="16.5cm" svg:y="5.6cm">
          <text:p text:style-name="P1"><text:span text:style-name="T2">n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2.2cm" svg:height="1.1cm" svg:x="21.5cm" svg:y="5.8cm">
          <text:p text:style-name="P1"><text:span text:style-name="T3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.2cm" svg:height="1.1cm" svg:x="4.1cm" svg:y="5.7cm">
          <text:p text:style-name="P1"><text:span text:style-name="T2">c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3cm" svg:height="1.1cm" svg:x="3.1cm" svg:y="7.3cm">
          <text:p text:style-name="P1"><text:span text:style-name="T3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.2cm" svg:height="1.1cm" svg:x="11.9cm" svg:y="13.5cm">
          <text:p text:style-name="P1"><text:span text:style-name="T2">c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2.2cm" svg:height="1.1cm" svg:x="14.9cm" svg:y="13.4cm">
          <text:p text:style-name="P1"><text:span text:style-name="T3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.2cm" svg:height="1.1cm" svg:x="13.8cm" svg:y="17.8cm">
          <text:p text:style-name="P1"><text:span text:style-name="T2">c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3.6cm" svg:height="1.1cm" svg:x="16.6cm" svg:y="17.5cm">
          <text:p text:style-name="P1"><text:span text:style-name="T3">descrip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3.6cm" svg:height="1.1cm" svg:x="2.5cm" svg:y="17.8cm">
          <text:p text:style-name="P1"><text:span text:style-name="T3">anios_ex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5.1cm" svg:height="1.1cm" svg:x="8cm" svg:y="18cm">
          <text:p text:style-name="P1"><text:span text:style-name="T3">goles_selec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2.6cm" svg:height="1.1cm" svg:x="4.2cm" svg:y="9.5cm">
          <text:p text:style-name="P1"><text:span text:style-name="T4">nro_d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3cm" svg:height="1.1cm" svg:x="2.3cm" svg:y="10.6cm">
          <text:p text:style-name="P1"><text:span text:style-name="T3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3.7cm" svg:height="1.1cm" svg:x="2.3cm" svg:y="12cm">
          <text:p text:style-name="P1"><text:span text:style-name="T3">fecha_de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3.3cm" svg:height="1.1cm" svg:x="2.2cm" svg:y="13.3cm">
          <text:p text:style-name="P1"><text:span text:style-name="T3">fecha_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4cm" svg:height="1.1cm" svg:x="12.3cm" svg:y="9.7cm">
          <text:p text:style-name="P1"><text:span text:style-name="T3">gol_visita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3cm" svg:height="1.1cm" svg:x="12.6cm" svg:y="5.2cm">
          <text:p text:style-name="P1"><text:span text:style-name="T3">gol_loc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9.2cm" svg:y1="3cm" svg:x2="9.7cm" svg:y2="2.5cm">
          <text:p/>
        </draw:line>
        <draw:line draw:style-name="gr4" draw:text-style-name="P6" draw:layer="layout" svg:x1="6.2cm" svg:y1="6.5cm" svg:x2="7cm" svg:y2="7.2cm">
          <text:p/>
        </draw:line>
        <draw:line draw:style-name="gr4" draw:text-style-name="P6" draw:layer="layout" svg:x1="6.1cm" svg:y1="7.9cm" svg:x2="7cm" svg:y2="7.9cm">
          <text:p/>
        </draw:line>
        <draw:line draw:style-name="gr4" draw:text-style-name="P6" draw:layer="layout" svg:x1="6.2cm" svg:y1="10.5cm" svg:x2="7cm" svg:y2="11.3cm">
          <text:p/>
        </draw:line>
        <draw:line draw:style-name="gr4" draw:text-style-name="P6" draw:layer="layout" svg:x1="5.3cm" svg:y1="11.2cm" svg:x2="7cm" svg:y2="11.7cm">
          <text:p/>
        </draw:line>
        <draw:line draw:style-name="gr4" draw:text-style-name="P6" draw:layer="layout" svg:x1="6cm" svg:y1="12.6cm" svg:x2="7cm" svg:y2="12cm">
          <text:p/>
        </draw:line>
        <draw:line draw:style-name="gr4" draw:text-style-name="P6" draw:layer="layout" svg:x1="5.4cm" svg:y1="13.7cm" svg:x2="7cm" svg:y2="12.4cm">
          <text:p/>
        </draw:line>
        <draw:line draw:style-name="gr4" draw:text-style-name="P6" draw:layer="layout" svg:x1="4.8cm" svg:y1="17.8cm" svg:x2="5.5cm" svg:y2="17cm">
          <text:p/>
        </draw:line>
        <draw:line draw:style-name="gr4" draw:text-style-name="P6" draw:layer="layout" svg:x1="10.4cm" svg:y1="18cm" svg:x2="10.4cm" svg:y2="17cm">
          <text:p/>
        </draw:line>
        <draw:line draw:style-name="gr4" draw:text-style-name="P6" draw:layer="layout" svg:x1="14.9cm" svg:y1="17.8cm" svg:x2="15cm" svg:y2="17cm">
          <text:p/>
        </draw:line>
        <draw:line draw:style-name="gr4" draw:text-style-name="P6" draw:layer="layout" svg:x1="18cm" svg:y1="17.5cm" svg:x2="17cm" svg:y2="16.9cm">
          <text:p/>
        </draw:line>
        <draw:line draw:style-name="gr4" draw:text-style-name="P6" draw:layer="layout" svg:x1="13.1cm" svg:y1="13.5cm" svg:x2="13.3cm" svg:y2="13cm">
          <text:p/>
        </draw:line>
        <draw:line draw:style-name="gr4" draw:text-style-name="P6" draw:layer="layout" svg:x1="15.6cm" svg:y1="13.4cm" svg:x2="15.1cm" svg:y2="13cm">
          <text:p/>
        </draw:line>
        <draw:line draw:style-name="gr4" draw:text-style-name="P6" draw:layer="layout" svg:x1="19cm" svg:y1="13.5cm" svg:x2="19.1cm" svg:y2="13cm">
          <text:p/>
        </draw:line>
        <draw:line draw:style-name="gr4" draw:text-style-name="P6" draw:layer="layout" svg:x1="21.8cm" svg:y1="13.7cm" svg:x2="20.4cm" svg:y2="13cm">
          <text:p/>
        </draw:line>
        <draw:line draw:style-name="gr4" draw:text-style-name="P6" draw:layer="layout" svg:x1="23.5cm" svg:y1="17.8cm" svg:x2="24.3cm" svg:y2="17cm">
          <text:p/>
        </draw:line>
        <draw:line draw:style-name="gr4" draw:text-style-name="P6" draw:layer="layout" svg:x1="26.6cm" svg:y1="17.9cm" svg:x2="26.2cm" svg:y2="17cm">
          <text:p/>
        </draw:line>
        <draw:line draw:style-name="gr4" draw:text-style-name="P6" draw:layer="layout" svg:x1="24cm" svg:y1="11cm" svg:x2="23.7cm" svg:y2="10.7cm">
          <text:p/>
        </draw:line>
        <draw:line draw:style-name="gr4" draw:text-style-name="P6" draw:layer="layout" svg:x1="23.7cm" svg:y1="11.9cm" svg:x2="24cm" svg:y2="11.8cm">
          <text:p/>
        </draw:line>
        <draw:line draw:style-name="gr4" draw:text-style-name="P6" draw:layer="layout" svg:x1="26.9cm" svg:y1="7cm" svg:x2="27.2cm" svg:y2="6.4cm">
          <text:p/>
        </draw:line>
        <draw:line draw:style-name="gr4" draw:text-style-name="P6" draw:layer="layout" svg:x1="25.1cm" svg:y1="7cm" svg:x2="25.1cm" svg:y2="5.5cm">
          <text:p/>
        </draw:line>
        <draw:line draw:style-name="gr4" draw:text-style-name="P6" draw:layer="layout" svg:x1="21.6cm" svg:y1="6.5cm" svg:x2="20.7cm" svg:y2="7cm">
          <text:p/>
        </draw:line>
        <draw:line draw:style-name="gr4" draw:text-style-name="P6" draw:layer="layout" svg:x1="18.2cm" svg:y1="6.6cm" svg:x2="18.4cm" svg:y2="7cm">
          <text:p/>
        </draw:line>
        <draw:line draw:style-name="gr4" draw:text-style-name="P6" draw:layer="layout" svg:x1="18.6cm" svg:y1="2.4cm" svg:x2="18.7cm" svg:y2="3cm">
          <text:p/>
        </draw:line>
        <draw:line draw:style-name="gr4" draw:text-style-name="P6" draw:layer="layout" svg:x1="21cm" svg:y1="2.4cm" svg:x2="20.5cm" svg:y2="3cm">
          <text:p/>
        </draw:line>
        <draw:line draw:style-name="gr4" draw:text-style-name="P6" draw:layer="layout" svg:x1="14cm" svg:y1="6.3cm" svg:x2="14cm" svg:y2="6.6cm">
          <text:p/>
        </draw:line>
        <draw:line draw:style-name="gr4" draw:text-style-name="P6" draw:layer="layout" svg:x1="14cm" svg:y1="9.7cm" svg:x2="14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00:34:20.712462291</meta:creation-date>
    <dc:date>2016-06-16T23:58:26.552334815</dc:date>
    <meta:editing-duration>PT1H44M38S</meta:editing-duration>
    <meta:editing-cycles>124</meta:editing-cycles>
    <meta:generator>LibreOffice/4.2.8.2$Linux_x86 LibreOffice_project/420m0$Build-2</meta:generator>
    <meta:document-statistic meta:object-count="144"/>
  </office:meta>
</office:document-meta>
</file>